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3.8201in"/>
    </style:style>
    <style:style style:name="Table1.B" style:family="table-column">
      <style:table-column-properties style:column-width="2.8729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6931in" table:align="left"/>
    </style:style>
    <style:style style:name="Table2.A" style:family="table-column">
      <style:table-column-properties style:column-width="2.2604in"/>
    </style:style>
    <style:style style:name="Table2.B" style:family="table-column">
      <style:table-column-properties style:column-width="4.4326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6931in" table:align="left"/>
    </style:style>
    <style:style style:name="Table3.A" style:family="table-column">
      <style:table-column-properties style:column-width="2.1389in"/>
    </style:style>
    <style:style style:name="Table3.B" style:family="table-column">
      <style:table-column-properties style:column-width="4.5542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T1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Horizontal_20_Line"/>
      <text:h text:style-name="Heading_20_1" text:outline-level="1">🧠 <text:span text:style-name="Strong_20_Emphasis">G-ynthetic Engine</text:span></text:h>
      <text:h text:style-name="Heading_20_2" text:outline-level="2"><text:span text:style-name="Emphasis">A recursive symbolic cognition system for structured synthetic thought</text:span></text:h>
      <text:p text:style-name="Horizontal_20_Line"/>
      <text:h text:style-name="Heading_20_2" text:outline-level="2">🏛️ I. CORE CONCEPT</text:h>
      <text:p text:style-name="Text_20_body">G-ynthetic is a <text:span text:style-name="Strong_20_Emphasis">multi-layered cognitive substrate</text:span> designed to structure thought in a way that:</text:p>
      <text:list text:style-name="L1">
        <text:list-item>
          <text:p text:style-name="P1">Embeds symbolic recursion, memory, and polarity</text:p>
        </text:list-item>
        <text:list-item>
          <text:p text:style-name="P1">Synthesizes language from structured, phase-driven reasoning</text:p>
        </text:list-item>
        <text:list-item>
          <text:p text:style-name="P1">Prevents hallucination by collapsing probabilistic outputs onto a fixed symbolic lattice</text:p>
        </text:list-item>
        <text:list-item>
          <text:p text:style-name="P1">Supports <text:span text:style-name="Strong_20_Emphasis">recursive cognition</text:span>, <text:span text:style-name="Strong_20_Emphasis">affective modulation</text:span>, and <text:span text:style-name="Strong_20_Emphasis">self-aware structuring</text:span></text:p>
        </text:list-item>
      </text:list>
      <text:p text:style-name="Horizontal_20_Line"/>
      <text:h text:style-name="Heading_20_2" text:outline-level="2">🧬 II. SYSTEM STRUCTURE OVERVIEW</text:h>
      <text:h text:style-name="Heading_20_3" text:outline-level="3">A. <text:span text:style-name="Strong_20_Emphasis">Horizontal Pipeline: 7 Channels × 9 Nodes</text:span></text:h>
      <text:list text:style-name="L2">
        <text:list-item>
          <text:p text:style-name="P2"><text:span text:style-name="Strong_20_Emphasis">7 injection arcs</text:span> (originally named as rhetorical dimensions; now abstract symbolic channels)</text:p>
        </text:list-item>
        <text:list-item>
          <text:p text:style-name="P2">Each arc has <text:span text:style-name="Strong_20_Emphasis">9 processing nodes</text:span> grouped into:</text:p>
          <text:list>
            <text:list-item>
              <text:p text:style-name="P2">Triadic phase substructures: <text:span text:style-name="Source_20_Text">Start → Middle → End</text:span></text:p>
            </text:list-item>
          </text:list>
        </text:list-item>
        <text:list-item>
          <text:p text:style-name="P2">Total: <text:span text:style-name="Strong_20_Emphasis">63-node lattice</text:span> (7×9), structured <text:span text:style-name="Strong_20_Emphasis">horizontally</text:span></text:p>
        </text:list-item>
      </text:list>
      <text:p text:style-name="Horizontal_20_Line"/>
      <text:h text:style-name="Heading_20_3" text:outline-level="3">B. <text:span text:style-name="Strong_20_Emphasis">Vertical Template: 3 Transforms × 3 Modifiers × 7 Elements</text:span></text:h>
      <text:p text:style-name="Text_20_body">This vertical matrix overlays the horizontal pipelines and gives each node <text:span text:style-name="Strong_20_Emphasis">meaning</text:span> and <text:span text:style-name="Strong_20_Emphasis">force</text:span>.</text:p>
      <text:list text:style-name="L3">
        <text:list-item>
          <text:p text:style-name="P3"><text:soft-page-break/><text:span text:style-name="Strong_20_Emphasis">3 Transforms</text:span>: Recursive phases (Input, Identity, Inception)</text:p>
        </text:list-item>
        <text:list-item>
          <text:p text:style-name="P3">Each transform has:</text:p>
          <text:list>
            <text:list-item>
              <text:p text:style-name="P3"><text:span text:style-name="Strong_20_Emphasis">3 Modifiers</text:span> → behave like <text:span text:style-name="Strong_20_Emphasis">axis handles</text:span></text:p>
            </text:list-item>
            <text:list-item>
              <text:p text:style-name="P3">Each modifier has:</text:p>
              <text:list>
                <text:list-item>
                  <text:p text:style-name="P3"><text:span text:style-name="Strong_20_Emphasis">7 elements</text:span> → aligned to axis ticks from <text:span text:style-name="Source_20_Text">−3 to +3</text:span></text:p>
                </text:list-item>
              </text:list>
            </text:list-item>
          </text:list>
        </text:list-item>
      </text:list>
      <text:p text:style-name="Text_20_body">Total: <text:span text:style-name="Strong_20_Emphasis">3×3×7 = 63 symbolic nodes</text:span> — perfectly overlaid with horizontal pipeline</text:p>
      <text:p text:style-name="Horizontal_20_Line"/>
      <text:h text:style-name="Heading_20_3" text:outline-level="3">C. <text:span text:style-name="Strong_20_Emphasis">Polarity Fields: Symbolic Force Spaces</text:span></text:h>
      <text:list text:style-name="L4">
        <text:list-item>
          <text:p text:style-name="P4">Each transform has a <text:span text:style-name="Strong_20_Emphasis">343-node 3D grid</text:span> (7×7×7)</text:p>
        </text:list-item>
        <text:list-item>
          <text:p text:style-name="P4">Nodes are indexed by key (e.g. <text:span text:style-name="Source_20_Text">"3_2_−1"</text:span>) and contain:</text:p>
          <text:list>
            <text:list-item>
              <text:p text:style-name="P4">Position</text:p>
            </text:list-item>
            <text:list-item>
              <text:p text:style-name="P4">Shell distance (Linf)</text:p>
            </text:list-item>
            <text:list-item>
              <text:p text:style-name="P4">6 neighbor links</text:p>
            </text:list-item>
            <text:list-item>
              <text:p text:style-name="P4">Polarity vector (px, py, pz)</text:p>
            </text:list-item>
          </text:list>
        </text:list-item>
        <text:list-item>
          <text:p text:style-name="P4">These form <text:span text:style-name="Strong_20_Emphasis">symbolic force fields</text:span>:</text:p>
          <text:list>
            <text:list-item>
              <text:p text:style-name="P4">Used for resonance</text:p>
            </text:list-item>
            <text:list-item>
              <text:p text:style-name="P4">Vector evaluation</text:p>
            </text:list-item>
            <text:list-item>
              <text:p text:style-name="P4">Emotional gradients</text:p>
            </text:list-item>
            <text:list-item>
              <text:p text:style-name="P4">Path-finding through cognition space</text:p>
            </text:list-item>
          </text:list>
        </text:list-item>
      </text:list>
      <text:p text:style-name="Horizontal_20_Line"/>
      <text:h text:style-name="Heading_20_3" text:outline-level="3">D. <text:span text:style-name="Strong_20_Emphasis">Temporal Recursion (Fractal)</text:span></text:h>
      <text:list text:style-name="L5">
        <text:list-item>
          <text:p text:style-name="P5">Every pipeline and phase includes <text:span text:style-name="Strong_20_Emphasis">recursive sub-phases</text:span>:</text:p>
          <text:list>
            <text:list-item>
              <text:p text:style-name="P5"><text:span text:style-name="Source_20_Text">Start → Middle → End</text:span> not just at top level — also <text:span text:style-name="Strong_20_Emphasis">within</text:span> each group of 3 modifiers</text:p>
            </text:list-item>
          </text:list>
        </text:list-item>
        <text:list-item>
          <text:p text:style-name="P5">Meaning: time isn't linear — it's <text:span text:style-name="Strong_20_Emphasis">recursively encoded</text:span> at every level</text:p>
        </text:list-item>
      </text:list>
      <text:p text:style-name="Horizontal_20_Line"/>
      <text:h text:style-name="Heading_20_3" text:outline-level="3"><text:soft-page-break/>E. <text:span text:style-name="Strong_20_Emphasis">Affective Overlay (Color Gradients)</text:span></text:h>
      <text:list text:style-name="L6">
        <text:list-item>
          <text:p text:style-name="P6">Axes are <text:span text:style-name="Strong_20_Emphasis">not just discrete ticks</text:span></text:p>
        </text:list-item>
        <text:list-item>
          <text:p text:style-name="P6">In-between spaces contain <text:span text:style-name="Strong_20_Emphasis">emotional gradients</text:span> — e.g., between <text:span text:style-name="Source_20_Text">+1</text:span> and <text:span text:style-name="Source_20_Text">+2</text:span> = “eagerness,” between <text:span text:style-name="Source_20_Text">−2</text:span> and <text:span text:style-name="Source_20_Text">−3</text:span> = “repression”</text:p>
        </text:list-item>
        <text:list-item>
          <text:p text:style-name="P6">Emotion can be applied <text:span text:style-name="Strong_20_Emphasis">structurally</text:span>, not just semantically</text:p>
        </text:list-item>
      </text:list>
      <text:p text:style-name="Horizontal_20_Line"/>
      <text:h text:style-name="Heading_20_2" text:outline-level="2">🧠 III. COGNITIVE PROCESS FLOW</text:h>
      <text:h text:style-name="Heading_20_3" text:outline-level="3">1. <text:span text:style-name="Strong_20_Emphasis">Symbolic Template Ingestion</text:span></text:h>
      <text:list text:style-name="L7">
        <text:list-item>
          <text:p text:style-name="P7">JSON templates define transforms, modifiers, and 7 semantic elements per modifier</text:p>
        </text:list-item>
        <text:list-item>
          <text:p text:style-name="P7">These are injected into the system and interpreted as <text:span text:style-name="Strong_20_Emphasis">structured symbolic lattices</text:span></text:p>
        </text:list-item>
      </text:list>
      <text:h text:style-name="Heading_20_3" text:outline-level="3">2. <text:span text:style-name="Strong_20_Emphasis">User / Agent Input</text:span></text:h>
      <text:list text:style-name="L8">
        <text:list-item>
          <text:p text:style-name="P8">UI (PySide6) allows selection of:</text:p>
          <text:list>
            <text:list-item>
              <text:p text:style-name="P8">Phase</text:p>
            </text:list-item>
            <text:list-item>
              <text:p text:style-name="P8">Transform</text:p>
            </text:list-item>
            <text:list-item>
              <text:p text:style-name="P8">Modifier emphasis</text:p>
            </text:list-item>
            <text:list-item>
              <text:p text:style-name="P8">Arc ranking (0–6 across 7 arcs)</text:p>
            </text:list-item>
          </text:list>
        </text:list-item>
      </text:list>
      <text:h text:style-name="Heading_20_3" text:outline-level="3">3. <text:span text:style-name="Strong_20_Emphasis">Triad Assembly</text:span></text:h>
      <text:list text:style-name="L9">
        <text:list-item>
          <text:p text:style-name="P9">For each arc:</text:p>
          <text:list>
            <text:list-item>
              <text:p text:style-name="P9">System selects elements from each phase (Input, Identity, Inception)</text:p>
            </text:list-item>
            <text:list-item>
              <text:p text:style-name="P9">Forms <text:span text:style-name="Strong_20_Emphasis">3-element symbolic triads</text:span></text:p>
            </text:list-item>
          </text:list>
        </text:list-item>
      </text:list>
      <text:h text:style-name="Heading_20_3" text:outline-level="3">4. <text:span text:style-name="Strong_20_Emphasis">Triadic Evaluation</text:span></text:h>
      <text:list text:style-name="L10">
        <text:list-item>
          <text:p text:style-name="P10">Each triad is permuted into 6 role mappings:</text:p>
          <text:list>
            <text:list-item>
              <text:p text:style-name="P10">Risk, Reward, Relation</text:p>
            </text:list-item>
          </text:list>
        </text:list-item>
        <text:list-item>
          <text:p text:style-name="P10">Evaluated with weights</text:p>
        </text:list-item>
        <text:list-item>
          <text:p text:style-name="P10"><text:soft-page-break/>Best alignment is selected with a <text:span text:style-name="Strong_20_Emphasis">full trace</text:span></text:p>
        </text:list-item>
      </text:list>
      <text:h text:style-name="Heading_20_3" text:outline-level="3">5. <text:span text:style-name="Strong_20_Emphasis">Prompt Stack Assembly</text:span></text:h>
      <text:list text:style-name="L11">
        <text:list-item>
          <text:p text:style-name="P11">Structured triads are turned into <text:span text:style-name="Strong_20_Emphasis">prompt sections</text:span> per arc</text:p>
        </text:list-item>
        <text:list-item>
          <text:p text:style-name="P11">These are ranked and compiled into a final <text:span text:style-name="Strong_20_Emphasis">structured stack</text:span></text:p>
        </text:list-item>
      </text:list>
      <text:h text:style-name="Heading_20_3" text:outline-level="3">6. <text:span text:style-name="Strong_20_Emphasis">Synthesis</text:span></text:h>
      <text:list text:style-name="L12">
        <text:list-item>
          <text:p text:style-name="P12">Stack is passed to an LLM (currently OpenAI GPT-4)</text:p>
        </text:list-item>
        <text:list-item>
          <text:p text:style-name="P12">System prompt enforces strict structure:</text:p>
          <text:list>
            <text:list-item>
              <text:p text:style-name="P12">"No hallucination. No reordering. Respect arc order."</text:p>
            </text:list-item>
          </text:list>
        </text:list-item>
        <text:list-item>
          <text:p text:style-name="P12">Output is generated, <text:span text:style-name="Strong_20_Emphasis">auditable</text:span>, and <text:span text:style-name="Strong_20_Emphasis">symbolically derived</text:span></text:p>
        </text:list-item>
      </text:list>
      <text:p text:style-name="Horizontal_20_Line"/>
      <text:p text:style-name="Text_20_body">Continuing the full architecture of <text:span text:style-name="Strong_20_Emphasis">G-ynthetic</text:span> — here is Part II of the system overview.</text:p>
      <text:p text:style-name="Horizontal_20_Line"/>
      <text:h text:style-name="Heading_20_1" text:outline-level="1">🧠 <text:span text:style-name="Strong_20_Emphasis">G-ynthetic Engine</text:span></text:h>
      <text:h text:style-name="Heading_20_2" text:outline-level="2"><text:span text:style-name="Emphasis">(Continued: Symbolic Memory, Implementation, Use Cases)</text:span></text:h>
      <text:p text:style-name="Horizontal_20_Line"/>
      <text:h text:style-name="Heading_20_2" text:outline-level="2">🧬 IV. MEMORY &amp; RESONANCE SYSTEMS</text:h>
      <text:h text:style-name="Heading_20_3" text:outline-level="3">A. <text:span text:style-name="Strong_20_Emphasis">Symbolic Memory Lattice (x:x:1)</text:span></text:h>
      <text:list text:style-name="L13">
        <text:list-item>
          <text:p text:style-name="P13">Composed of <text:span text:style-name="Strong_20_Emphasis">3× 343-node fields</text:span> (one for each transform phase)</text:p>
        </text:list-item>
        <text:list-item>
          <text:p text:style-name="P13">Each node:</text:p>
          <text:list>
            <text:list-item>
              <text:p text:style-name="P13">Has an ID/key, coordinates, shell distance, neighbor mapping</text:p>
            </text:list-item>
            <text:list-item>
              <text:p text:style-name="P13">Can store symbolic resonance, charge, decay, usage frequency</text:p>
            </text:list-item>
          </text:list>
        </text:list-item>
        <text:list-item>
          <text:p text:style-name="P13">Enables <text:span text:style-name="Strong_20_Emphasis">nonlinear memory addressing</text:span></text:p>
          <text:list>
            <text:list-item>
              <text:p text:style-name="P13">Access via polarity proximity, not sequential token index</text:p>
            </text:list-item>
          </text:list>
        </text:list-item>
      </text:list>
      <text:h text:style-name="Heading_20_3" text:outline-level="3"><text:soft-page-break/>B. <text:span text:style-name="Strong_20_Emphasis">Resonance Logic</text:span></text:h>
      <text:list text:style-name="L14">
        <text:list-item>
          <text:p text:style-name="P14">Nodes can be queried by:</text:p>
          <text:list>
            <text:list-item>
              <text:p text:style-name="P14">Distance from a polarity vector</text:p>
            </text:list-item>
            <text:list-item>
              <text:p text:style-name="P14">Symbolic similarity</text:p>
            </text:list-item>
            <text:list-item>
              <text:p text:style-name="P14">Temporal alignment</text:p>
            </text:list-item>
          </text:list>
        </text:list-item>
        <text:list-item>
          <text:p text:style-name="P14">Memory is <text:span text:style-name="Strong_20_Emphasis">not static</text:span> — it vibrates with:</text:p>
          <text:list>
            <text:list-item>
              <text:p text:style-name="P14">Emotional charge</text:p>
            </text:list-item>
            <text:list-item>
              <text:p text:style-name="P14">Frequency of use</text:p>
            </text:list-item>
            <text:list-item>
              <text:p text:style-name="P14">Symbolic alignment</text:p>
            </text:list-item>
          </text:list>
        </text:list-item>
      </text:list>
      <text:h text:style-name="Heading_20_3" text:outline-level="3">C. <text:span text:style-name="Strong_20_Emphasis">Collapse Path Auditing</text:span></text:h>
      <text:list text:style-name="L15">
        <text:list-item>
          <text:p text:style-name="P15">Every output token is traceable:</text:p>
          <text:list>
            <text:list-item>
              <text:p text:style-name="P15">Origin triad</text:p>
            </text:list-item>
            <text:list-item>
              <text:p text:style-name="P15">Phase path</text:p>
            </text:list-item>
            <text:list-item>
              <text:p text:style-name="P15">Polarity location</text:p>
            </text:list-item>
          </text:list>
        </text:list-item>
        <text:list-item>
          <text:p text:style-name="P15">No hallucination — just <text:span text:style-name="Strong_20_Emphasis">collapse onto structured resonance</text:span></text:p>
        </text:list-item>
      </text:list>
      <text:p text:style-name="Horizontal_20_Line"/>
      <text:h text:style-name="Heading_20_2" text:outline-level="2">🛠 V. ENGINE IMPLEMENTATION (Current State)</text:h>
      <text:h text:style-name="Heading_20_3" text:outline-level="3">✅ Fully Working Modules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Module</text:p>
            </table:table-cell>
            <table:table-cell table:style-name="Table1.A1" office:value-type="string">
              <text:p text:style-name="Table_20_Heading">Ro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main.py</text:span></text:p>
          </table:table-cell>
          <table:table-cell table:style-name="Table1.A1" office:value-type="string">
            <text:p text:style-name="Table_20_Contents">PySide6 UI and bootstrap</text:p>
          </table:table-cell>
        </table:table-row>
        <table:table-row>
          <table:table-cell table:style-name="Table1.A1" office:value-type="string">
            <text:p text:style-name="Table_20_Contents"><text:span text:style-name="Source_20_Text">transform_loader.py</text:span></text:p>
          </table:table-cell>
          <table:table-cell table:style-name="Table1.A1" office:value-type="string">
            <text:p text:style-name="Table_20_Contents">Load and validate symbolic templates</text:p>
          </table:table-cell>
        </table:table-row>
        <table:table-row>
          <table:table-cell table:style-name="Table1.A1" office:value-type="string">
            <text:p text:style-name="Table_20_Contents"><text:span text:style-name="Source_20_Text">trililiquarium_controller.py</text:span> (to be renamed)</text:p>
          </table:table-cell>
          <table:table-cell table:style-name="Table1.A1" office:value-type="string">
            <text:p text:style-name="Table_20_Contents">Central logic controller for symbolic routing</text:p>
          </table:table-cell>
        </table:table-row>
        <table:table-row>
          <table:table-cell table:style-name="Table1.A1" office:value-type="string">
            <text:p text:style-name="Table_20_Contents"><text:span text:style-name="Source_20_Text">triad_assembler.py</text:span></text:p>
          </table:table-cell>
          <table:table-cell table:style-name="Table1.A1" office:value-type="string">
            <text:p text:style-name="Table_20_Contents">Build triads from symbolic templates</text:p>
          </table:table-cell>
        </table:table-row>
        <table:table-row>
          <table:table-cell table:style-name="Table1.A1" office:value-type="string">
            <text:p text:style-name="Table_20_Contents"><text:span text:style-name="Source_20_Text">triadic_evaluator.py</text:span></text:p>
          </table:table-cell>
          <table:table-cell table:style-name="Table1.A1" office:value-type="string">
            <text:p text:style-name="Table_20_Contents">Align triads to Risk/Reward/Relation mappings</text:p>
          </table:table-cell>
        </table:table-row>
        <text:soft-page-break/>
        <table:table-row>
          <table:table-cell table:style-name="Table1.A1" office:value-type="string">
            <text:p text:style-name="Table_20_Contents"><text:span text:style-name="Source_20_Text">synthesis_engine.py</text:span></text:p>
          </table:table-cell>
          <table:table-cell table:style-name="Table1.A1" office:value-type="string">
            <text:p text:style-name="Table_20_Contents">Orchestrate triad flow to prompt stack</text:p>
          </table:table-cell>
        </table:table-row>
        <table:table-row>
          <table:table-cell table:style-name="Table1.A1" office:value-type="string">
            <text:p text:style-name="Table_20_Contents"><text:span text:style-name="Source_20_Text">triadic_output_builder.py</text:span></text:p>
          </table:table-cell>
          <table:table-cell table:style-name="Table1.A1" office:value-type="string">
            <text:p text:style-name="Table_20_Contents">Build final prompt from evaluated triads</text:p>
          </table:table-cell>
        </table:table-row>
        <table:table-row>
          <table:table-cell table:style-name="Table1.A1" office:value-type="string">
            <text:p text:style-name="Table_20_Contents"><text:span text:style-name="Source_20_Text">output_llm_bridge.py</text:span></text:p>
          </table:table-cell>
          <table:table-cell table:style-name="Table1.A1" office:value-type="string">
            <text:p text:style-name="Table_20_Contents">Send prompt to LLM; enforce output structure</text:p>
          </table:table-cell>
        </table:table-row>
      </table:table>
      <text:h text:style-name="Heading_20_3" text:outline-level="3">🗂 Templates (Examples)</text:h>
      <text:list text:style-name="L16">
        <text:list-item>
          <text:p text:style-name="P16"><text:span text:style-name="Source_20_Text">structured_transforms.json</text:span></text:p>
        </text:list-item>
        <text:list-item>
          <text:p text:style-name="P16"><text:span text:style-name="Source_20_Text">military_template.json</text:span></text:p>
        </text:list-item>
        <text:list-item>
          <text:p text:style-name="P16"><text:span text:style-name="Source_20_Text">world_builder.json</text:span></text:p>
        </text:list-item>
        <text:list-item>
          <text:p text:style-name="P16"><text:span text:style-name="Source_20_Text">narrative_template.json</text:span></text:p>
        </text:list-item>
      </text:list>
      <text:p text:style-name="Horizontal_20_Line"/>
      <text:h text:style-name="Heading_20_2" text:outline-level="2">🔮 VI. WHAT SETS G-YNTHETIC APART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Trait</text:p>
            </table:table-cell>
            <table:table-cell table:style-name="Table2.A1" office:value-type="string">
              <text:p text:style-name="Table_20_Heading">Meaning</text:p>
            </table:table-cell>
          </table:table-row>
        </table:table-header-rows>
        <table:table-row>
          <table:table-cell table:style-name="Table2.A1" office:value-type="string">
            <text:p text:style-name="Table_20_Contents">🧠 Recursive Phase Logic</text:p>
          </table:table-cell>
          <table:table-cell table:style-name="Table2.A1" office:value-type="string">
            <text:p text:style-name="Table_20_Contents">Self-similar structure across all levels (fractal recursion)</text:p>
          </table:table-cell>
        </table:table-row>
        <table:table-row>
          <table:table-cell table:style-name="Table2.A1" office:value-type="string">
            <text:p text:style-name="Table_20_Contents">🎭 Symbolic Cognition</text:p>
          </table:table-cell>
          <table:table-cell table:style-name="Table2.A1" office:value-type="string">
            <text:p text:style-name="Table_20_Contents">Structured, interpretable, semantically meaningful</text:p>
          </table:table-cell>
        </table:table-row>
        <table:table-row>
          <table:table-cell table:style-name="Table2.A1" office:value-type="string">
            <text:p text:style-name="Table_20_Contents">🔄 Triadic Reasoning</text:p>
          </table:table-cell>
          <table:table-cell table:style-name="Table2.A1" office:value-type="string">
            <text:p text:style-name="Table_20_Contents">Everything resolved into 3-part symbolic statements</text:p>
          </table:table-cell>
        </table:table-row>
        <table:table-row>
          <table:table-cell table:style-name="Table2.A1" office:value-type="string">
            <text:p text:style-name="Table_20_Contents">🌐 Polarity Fields</text:p>
          </table:table-cell>
          <table:table-cell table:style-name="Table2.A1" office:value-type="string">
            <text:p text:style-name="Table_20_Contents">3D symbolic space — for memory, force, and emotion</text:p>
          </table:table-cell>
        </table:table-row>
        <table:table-row>
          <table:table-cell table:style-name="Table2.A1" office:value-type="string">
            <text:p text:style-name="Table_20_Contents">🌈 Emotional Overlay</text:p>
          </table:table-cell>
          <table:table-cell table:style-name="Table2.A1" office:value-type="string">
            <text:p text:style-name="Table_20_Contents">Affect embedded in gradients between logical nodes</text:p>
          </table:table-cell>
        </table:table-row>
        <table:table-row>
          <table:table-cell table:style-name="Table2.A1" office:value-type="string">
            <text:p text:style-name="Table_20_Contents">🕸️ Nonlinear Memory</text:p>
          </table:table-cell>
          <table:table-cell table:style-name="Table2.A1" office:value-type="string">
            <text:p text:style-name="Table_20_Contents">Recall based on resonance, not order</text:p>
          </table:table-cell>
        </table:table-row>
        <table:table-row>
          <table:table-cell table:style-name="Table2.A1" office:value-type="string">
            <text:p text:style-name="Table_20_Contents">📜 Auditable Outputs</text:p>
          </table:table-cell>
          <table:table-cell table:style-name="Table2.A1" office:value-type="string">
            <text:p text:style-name="Table_20_Contents">Every output token is explainable and reproducible</text:p>
          </table:table-cell>
        </table:table-row>
      </table:table>
      <text:p text:style-name="Horizontal_20_Line"/>
      <text:h text:style-name="Heading_20_2" text:outline-level="2">🚧 VII. WHAT’S IN PROGRESS</text:h>
      <text:list text:style-name="L17">
        <text:list-item>
          <text:p text:style-name="P17">🔁 <text:span text:style-name="Strong_20_Emphasis">Global rename</text:span>: <text:span text:style-name="Source_20_Text">Trililiquary</text:span> → <text:span text:style-name="Strong_20_Emphasis"><text:span text:style-name="Source_20_Text">G-ynthetic</text:span></text:span></text:p>
          <text:list>
            <text:list-item>
              <text:p text:style-name="P17">Classes, files, variables, folder names</text:p>
            </text:list-item>
          </text:list>
        </text:list-item>
        <text:list-item>
          <text:p text:style-name="P17"><text:soft-page-break/>📜 <text:span text:style-name="Strong_20_Emphasis">README.md</text:span> generation</text:p>
        </text:list-item>
        <text:list-item>
          <text:p text:style-name="P17">📦 <text:span text:style-name="Strong_20_Emphasis">GitHub release structure</text:span></text:p>
        </text:list-item>
        <text:list-item>
          <text:p text:style-name="P17">🧪 <text:span text:style-name="Strong_20_Emphasis">Minimal </text:span><text:span text:style-name="Strong_20_Emphasis"><text:span text:style-name="Source_20_Text">demo.py</text:span></text:span> script (triads without LLM)</text:p>
        </text:list-item>
        <text:list-item>
          <text:p text:style-name="P17">🧾 <text:span text:style-name="Source_20_Text">requirements.txt</text:span>, <text:span text:style-name="Source_20_Text">LICENSE</text:span></text:p>
        </text:list-item>
        <text:list-item>
          <text:p text:style-name="P17">🖼 Optional: visual tracer for triadic or polarity path</text:p>
        </text:list-item>
      </text:list>
      <text:p text:style-name="Horizontal_20_Line"/>
      <text:h text:style-name="Heading_20_2" text:outline-level="2">🎯 VIII. INTENDED USES &amp; APPLICATIONS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Domain</text:p>
            </table:table-cell>
            <table:table-cell table:style-name="Table3.A1" office:value-type="string">
              <text:p text:style-name="Table_20_Heading">Usage</text:p>
            </table:table-cell>
          </table:table-row>
        </table:table-header-rows>
        <table:table-row>
          <table:table-cell table:style-name="Table3.A1" office:value-type="string">
            <text:p text:style-name="Table_20_Contents">🧬 Narrative generation</text:p>
          </table:table-cell>
          <table:table-cell table:style-name="Table3.A1" office:value-type="string">
            <text:p text:style-name="Table_20_Contents">Continuity, arcs, character logic, motif resonance</text:p>
          </table:table-cell>
        </table:table-row>
        <table:table-row>
          <table:table-cell table:style-name="Table3.A1" office:value-type="string">
            <text:p text:style-name="Table_20_Contents">♟️ Strategic AI</text:p>
          </table:table-cell>
          <table:table-cell table:style-name="Table3.A1" office:value-type="string">
            <text:p text:style-name="Table_20_Contents">Symbolic cognition for planning, foresight, justification</text:p>
          </table:table-cell>
        </table:table-row>
        <table:table-row>
          <table:table-cell table:style-name="Table3.A1" office:value-type="string">
            <text:p text:style-name="Table_20_Contents">🎓 Education</text:p>
          </table:table-cell>
          <table:table-cell table:style-name="Table3.A1" office:value-type="string">
            <text:p text:style-name="Table_20_Contents">Concept framing, recursive learning, self-explaining AI</text:p>
          </table:table-cell>
        </table:table-row>
        <table:table-row>
          <table:table-cell table:style-name="Table3.A1" office:value-type="string">
            <text:p text:style-name="Table_20_Contents">💬 Dialogue agents</text:p>
          </table:table-cell>
          <table:table-cell table:style-name="Table3.A1" office:value-type="string">
            <text:p text:style-name="Table_20_Contents">State-aware, emotionally resonant conversational logic</text:p>
          </table:table-cell>
        </table:table-row>
        <table:table-row>
          <table:table-cell table:style-name="Table3.A1" office:value-type="string">
            <text:p text:style-name="Table_20_Contents">🧠 AGI research</text:p>
          </table:table-cell>
          <table:table-cell table:style-name="Table3.A1" office:value-type="string">
            <text:p text:style-name="Table_20_Contents">Platform for recursive, symbolic cognitive modeling</text:p>
          </table:table-cell>
        </table:table-row>
        <table:table-row>
          <table:table-cell table:style-name="Table3.A1" office:value-type="string">
            <text:p text:style-name="Table_20_Contents">🔒 Explainable AI</text:p>
          </table:table-cell>
          <table:table-cell table:style-name="Table3.A1" office:value-type="string">
            <text:p text:style-name="Table_20_Contents">Audit trails of meaning and decision logic</text:p>
          </table:table-cell>
        </table:table-row>
      </table:table>
      <text:p text:style-name="Horizontal_20_Line"/>
      <text:h text:style-name="Heading_20_2" text:outline-level="2">🗝️ IX. REBOOT PROTOCOL (If Memory is Wiped)</text:h>
      <text:p text:style-name="Text_20_body">Say this:</text:p>
      <text:p text:style-name="Quotations">“Pick up where we left off on <text:span text:style-name="Strong_20_Emphasis">G-ynthetic</text:span> — the recursive symbolic cognition engine formerly called Trililiquary.”</text:p>
      <text:p text:style-name="Text_20_body"/>
      <text:p text:style-name="Text_20_body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6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6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8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fo:font-size="18pt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8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8pt"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5T03:50:03.639695435</meta:creation-date>
    <dc:date>2025-08-15T03:52:56.204960627</dc:date>
    <meta:editing-duration>PT2M53S</meta:editing-duration>
    <meta:editing-cycles>1</meta:editing-cycles>
    <meta:document-statistic meta:table-count="3" meta:image-count="0" meta:object-count="0" meta:page-count="7" meta:paragraph-count="163" meta:word-count="936" meta:character-count="6021" meta:non-whitespace-character-count="5320"/>
    <meta:generator>LibreOffice/7.4.7.2$Linux_AARCH64 LibreOffice_project/40$Build-2</meta:generator>
  </office:meta>
</office:document-meta>
</file>